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babd1" officeooo:paragraph-rsid="000cb28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babd1" officeooo:paragraph-rsid="000cbd7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abd1" officeooo:paragraph-rsid="000ed5a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abd1" officeooo:paragraph-rsid="00104f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abd1" officeooo:paragraph-rsid="0011a90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abd1" officeooo:paragraph-rsid="00130cd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abd1" officeooo:paragraph-rsid="001335b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abd1" officeooo:paragraph-rsid="0017a51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abd1" officeooo:paragraph-rsid="001928a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babd1" officeooo:paragraph-rsid="001b771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abd1" officeooo:paragraph-rsid="001c99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babd1" officeooo:paragraph-rsid="002104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babd1" officeooo:paragraph-rsid="002302f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babd1" officeooo:paragraph-rsid="0024405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babd1" officeooo:paragraph-rsid="0026ef1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babd1" officeooo:paragraph-rsid="002762a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babd1" officeooo:paragraph-rsid="0028b9c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abd1" officeooo:paragraph-rsid="0029d09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babd1" officeooo:paragraph-rsid="002bfd77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babd1" officeooo:paragraph-rsid="003297f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babd1" officeooo:paragraph-rsid="0034f9c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babd1" officeooo:paragraph-rsid="003773a7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babd1" officeooo:paragraph-rsid="00391e9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0babd1" officeooo:paragraph-rsid="003a6a54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0babd1" officeooo:paragraph-rsid="003bea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0babd1" officeooo:paragraph-rsid="003d976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babd1" officeooo:paragraph-rsid="003df47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babd1" officeooo:paragraph-rsid="0041094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babd1" officeooo:paragraph-rsid="0045718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0babd1" officeooo:paragraph-rsid="00458a7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0babd1" officeooo:paragraph-rsid="0045ff4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0babd1" officeooo:paragraph-rsid="0047b24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babd1" officeooo:paragraph-rsid="004a06a1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0babd1" officeooo:paragraph-rsid="004c074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0babd1" officeooo:paragraph-rsid="004d803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0babd1" officeooo:paragraph-rsid="004e0e22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babd1" officeooo:paragraph-rsid="00529c9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0babd1" officeooo:paragraph-rsid="00561426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0babd1" officeooo:paragraph-rsid="00572cc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0babd1" officeooo:paragraph-rsid="005aa709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0babd1" officeooo:paragraph-rsid="005be421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0babd1" officeooo:paragraph-rsid="005dbf00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babd1" officeooo:paragraph-rsid="00603373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babd1" officeooo:paragraph-rsid="0061ff8b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babd1" officeooo:paragraph-rsid="0063dce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babd1" officeooo:paragraph-rsid="00653c99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babd1" officeooo:paragraph-rsid="00670ce1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babd1" officeooo:paragraph-rsid="006755ac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babd1" officeooo:paragraph-rsid="006912a8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babd1" officeooo:paragraph-rsid="006add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ed5a1" officeooo:paragraph-rsid="000ed5a1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104f66" officeooo:paragraph-rsid="00104f66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1c9920" officeooo:paragraph-rsid="001c9920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1cf7da" officeooo:paragraph-rsid="001cf7da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210402" officeooo:paragraph-rsid="00210402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24405a" officeooo:paragraph-rsid="0024405a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26ef1d" officeooo:paragraph-rsid="0026ef1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26ef1d" officeooo:paragraph-rsid="002762a1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28b9cf" officeooo:paragraph-rsid="0028b9cf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2bfd77" officeooo:paragraph-rsid="002bfd77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4f9cd" officeooo:paragraph-rsid="0034f9c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694a7" officeooo:paragraph-rsid="003773a7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d9763" officeooo:paragraph-rsid="003d9763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0cbd71" officeooo:paragraph-rsid="000cbd71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paragraph-rsid="001cf7da"/>
    </style:style>
    <style:style style:name="P66" style:family="paragraph" style:parent-style-name="Standard">
      <style:paragraph-properties fo:line-height="150%"/>
      <style:text-properties style:font-name="Ubuntu" fo:font-size="14pt" officeooo:paragraph-rsid="001faf2a"/>
    </style:style>
    <style:style style:name="P67" style:family="paragraph" style:parent-style-name="Standard">
      <style:paragraph-properties fo:line-height="150%"/>
      <style:text-properties style:font-name="Ubuntu" fo:font-size="14pt" fo:font-weight="normal" officeooo:rsid="001928a9" officeooo:paragraph-rsid="001928a9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353cc6" officeooo:paragraph-rsid="003773a7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officeooo:paragraph-rsid="001335b5"/>
    </style:style>
    <style:style style:name="P70" style:family="paragraph" style:parent-style-name="Standard">
      <style:paragraph-properties fo:line-height="150%" fo:break-before="page"/>
      <style:text-properties style:font-name="Ubuntu" fo:font-size="14pt" officeooo:rsid="000babd1" officeooo:paragraph-rsid="006addc5" style:font-size-asian="14pt" style:font-size-complex="14pt"/>
    </style:style>
    <style:style style:name="P7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72" style:family="paragraph" style:parent-style-name="Standard">
      <style:paragraph-properties fo:line-height="150%"/>
      <style:text-properties style:font-name="Ubuntu" fo:font-size="14pt" officeooo:rsid="003bea60" officeooo:paragraph-rsid="003bea60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3d9763" officeooo:paragraph-rsid="003d9763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3df47a" officeooo:paragraph-rsid="003df47a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41094d" officeooo:paragraph-rsid="0041094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458a74" officeooo:paragraph-rsid="00458a74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4d8039" officeooo:paragraph-rsid="004d8039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4c0747" officeooo:paragraph-rsid="004c0747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4e0e22" officeooo:paragraph-rsid="004e0e22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29c95" officeooo:paragraph-rsid="00529c95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561426" officeooo:paragraph-rsid="00561426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572ccb" officeooo:paragraph-rsid="00572ccb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603373" officeooo:paragraph-rsid="00603373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63dce2" officeooo:paragraph-rsid="0063dce2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653c99" officeooo:paragraph-rsid="00653c99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42932b" officeooo:paragraph-rsid="0047b249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0babd1" officeooo:paragraph-rsid="006b8134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fo:font-weight="bold" officeooo:rsid="003df47a" officeooo:paragraph-rsid="003df47a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50%"/>
      <style:text-properties style:font-name="Ubuntu" fo:font-size="14pt" officeooo:rsid="0045718a" officeooo:paragraph-rsid="0045718a" fo:background-color="transparent" style:font-size-asian="14pt" style:font-size-complex="14pt"/>
    </style:style>
    <style:style style:name="T1" style:family="text">
      <style:text-properties style:font-name="Ubuntu" fo:font-size="14pt" officeooo:rsid="001335b5" style:font-size-asian="14pt" style:font-size-complex="14pt"/>
    </style:style>
    <style:style style:name="T2" style:family="text">
      <style:text-properties style:font-name="Ubuntu" fo:font-size="14pt" officeooo:rsid="001335b5" fo:background-color="#dddddd" loext:char-shading-value="0" style:font-size-asian="14pt" style:font-size-complex="14pt"/>
    </style:style>
    <style:style style:name="T3" style:family="text">
      <style:text-properties fo:font-weight="bold" officeooo:rsid="000cbd71" style:font-weight-asian="bold" style:font-weight-complex="bold"/>
    </style:style>
    <style:style style:name="T4" style:family="text">
      <style:text-properties fo:font-weight="bold" officeooo:rsid="000ed5a1" style:font-weight-asian="bold" style:font-weight-complex="bold"/>
    </style:style>
    <style:style style:name="T5" style:family="text">
      <style:text-properties fo:font-weight="bold" officeooo:rsid="00104f66" style:font-weight-asian="bold" style:font-weight-complex="bold"/>
    </style:style>
    <style:style style:name="T6" style:family="text">
      <style:text-properties fo:font-weight="bold" officeooo:rsid="00130cdb" style:font-weight-asian="bold" style:font-weight-complex="bold"/>
    </style:style>
    <style:style style:name="T7" style:family="text">
      <style:text-properties fo:font-weight="bold" officeooo:rsid="0017a512" style:font-weight-asian="bold" style:font-weight-complex="bold"/>
    </style:style>
    <style:style style:name="T8" style:family="text">
      <style:text-properties fo:font-weight="bold" officeooo:rsid="001ac9d7" style:font-weight-asian="bold" style:font-weight-complex="bold"/>
    </style:style>
    <style:style style:name="T9" style:family="text">
      <style:text-properties fo:font-weight="bold" officeooo:rsid="001b771b" style:font-weight-asian="bold" style:font-weight-complex="bold"/>
    </style:style>
    <style:style style:name="T10" style:family="text">
      <style:text-properties fo:font-weight="bold" officeooo:rsid="001faf2a" style:font-weight-asian="bold" style:font-weight-complex="bold"/>
    </style:style>
    <style:style style:name="T11" style:family="text">
      <style:text-properties fo:font-weight="bold" officeooo:rsid="00210402" style:font-weight-asian="bold" style:font-weight-complex="bold"/>
    </style:style>
    <style:style style:name="T12" style:family="text">
      <style:text-properties fo:font-weight="bold" officeooo:rsid="0023c016" style:font-weight-asian="bold" style:font-weight-complex="bold"/>
    </style:style>
    <style:style style:name="T13" style:family="text">
      <style:text-properties fo:font-weight="bold" officeooo:rsid="002537b9" style:font-weight-asian="bold" style:font-weight-complex="bold"/>
    </style:style>
    <style:style style:name="T14" style:family="text">
      <style:text-properties fo:font-weight="bold" officeooo:rsid="0028b9cf" style:font-weight-asian="bold" style:font-weight-complex="bold"/>
    </style:style>
    <style:style style:name="T15" style:family="text">
      <style:text-properties fo:font-weight="bold" officeooo:rsid="002ae74a" style:font-weight-asian="bold" style:font-weight-complex="bold"/>
    </style:style>
    <style:style style:name="T16" style:family="text">
      <style:text-properties fo:font-weight="bold" officeooo:rsid="002dac13" style:font-weight-asian="bold" style:font-weight-complex="bold"/>
    </style:style>
    <style:style style:name="T17" style:family="text">
      <style:text-properties fo:font-weight="bold" officeooo:rsid="003377b2" style:font-weight-asian="bold" style:font-weight-complex="bold"/>
    </style:style>
    <style:style style:name="T18" style:family="text">
      <style:text-properties fo:font-weight="bold" officeooo:rsid="00353cc6" style:font-weight-asian="bold" style:font-weight-complex="bold"/>
    </style:style>
    <style:style style:name="T19" style:family="text">
      <style:text-properties fo:font-weight="bold" officeooo:rsid="0037fe0e" style:font-weight-asian="bold" style:font-weight-complex="bold"/>
    </style:style>
    <style:style style:name="T20" style:family="text">
      <style:text-properties fo:font-weight="bold" officeooo:rsid="003a6a54" style:font-weight-asian="bold" style:font-weight-complex="bold"/>
    </style:style>
    <style:style style:name="T21" style:family="text">
      <style:text-properties fo:font-weight="bold" officeooo:rsid="003bea60" style:font-weight-asian="bold" style:font-weight-complex="bold"/>
    </style:style>
    <style:style style:name="T22" style:family="text">
      <style:text-properties fo:font-weight="bold" officeooo:rsid="003d9763" style:font-weight-asian="bold" style:font-weight-complex="bold"/>
    </style:style>
    <style:style style:name="T23" style:family="text">
      <style:text-properties fo:font-weight="bold" officeooo:rsid="003df47a" style:font-weight-asian="bold" style:font-weight-complex="bold"/>
    </style:style>
    <style:style style:name="T24" style:family="text">
      <style:text-properties fo:font-weight="bold" officeooo:rsid="00405dfe" style:font-weight-asian="bold" style:font-weight-complex="bold"/>
    </style:style>
    <style:style style:name="T25" style:family="text">
      <style:text-properties fo:font-weight="bold" officeooo:rsid="0041094d" style:font-weight-asian="bold" style:font-weight-complex="bold"/>
    </style:style>
    <style:style style:name="T26" style:family="text">
      <style:text-properties fo:font-weight="bold" officeooo:rsid="00458a74" style:font-weight-asian="bold" style:font-weight-complex="bold"/>
    </style:style>
    <style:style style:name="T27" style:family="text">
      <style:text-properties fo:font-weight="bold" officeooo:rsid="0045ff41" style:font-weight-asian="bold" style:font-weight-complex="bold"/>
    </style:style>
    <style:style style:name="T28" style:family="text">
      <style:text-properties fo:font-weight="bold" officeooo:rsid="0047b249" style:font-weight-asian="bold" style:font-weight-complex="bold"/>
    </style:style>
    <style:style style:name="T29" style:family="text">
      <style:text-properties fo:font-weight="bold" officeooo:rsid="004a06a1" style:font-weight-asian="bold" style:font-weight-complex="bold"/>
    </style:style>
    <style:style style:name="T30" style:family="text">
      <style:text-properties fo:font-weight="bold" officeooo:rsid="004a6736" style:font-weight-asian="bold" style:font-weight-complex="bold"/>
    </style:style>
    <style:style style:name="T31" style:family="text">
      <style:text-properties fo:font-weight="bold" officeooo:rsid="004d8039" style:font-weight-asian="bold" style:font-weight-complex="bold"/>
    </style:style>
    <style:style style:name="T32" style:family="text">
      <style:text-properties fo:font-weight="bold" officeooo:rsid="004e5e49" style:font-weight-asian="bold" style:font-weight-complex="bold"/>
    </style:style>
    <style:style style:name="T33" style:family="text">
      <style:text-properties fo:font-weight="bold" officeooo:rsid="0053c569" style:font-weight-asian="bold" style:font-weight-complex="bold"/>
    </style:style>
    <style:style style:name="T34" style:family="text">
      <style:text-properties fo:font-weight="bold" officeooo:rsid="00562e6a" style:font-weight-asian="bold" style:font-weight-complex="bold"/>
    </style:style>
    <style:style style:name="T35" style:family="text">
      <style:text-properties fo:font-weight="bold" officeooo:rsid="0058c294" style:font-weight-asian="bold" style:font-weight-complex="bold"/>
    </style:style>
    <style:style style:name="T36" style:family="text">
      <style:text-properties fo:font-weight="bold" officeooo:rsid="005be421" style:font-weight-asian="bold" style:font-weight-complex="bold"/>
    </style:style>
    <style:style style:name="T37" style:family="text">
      <style:text-properties fo:font-weight="bold" officeooo:rsid="005ede49" style:font-weight-asian="bold" style:font-weight-complex="bold"/>
    </style:style>
    <style:style style:name="T38" style:family="text">
      <style:text-properties fo:font-weight="bold" officeooo:rsid="0061ff8b" style:font-weight-asian="bold" style:font-weight-complex="bold"/>
    </style:style>
    <style:style style:name="T39" style:family="text">
      <style:text-properties fo:font-weight="bold" officeooo:rsid="0063dce2" style:font-weight-asian="bold" style:font-weight-complex="bold"/>
    </style:style>
    <style:style style:name="T40" style:family="text">
      <style:text-properties fo:font-weight="bold" officeooo:rsid="00670ce1" style:font-weight-asian="bold" style:font-weight-complex="bold"/>
    </style:style>
    <style:style style:name="T41" style:family="text">
      <style:text-properties fo:font-weight="bold" officeooo:rsid="006755ac" style:font-weight-asian="bold" style:font-weight-complex="bold"/>
    </style:style>
    <style:style style:name="T42" style:family="text">
      <style:text-properties fo:font-weight="bold" officeooo:rsid="0069da38" style:font-weight-asian="bold" style:font-weight-complex="bold"/>
    </style:style>
    <style:style style:name="T43" style:family="text">
      <style:text-properties fo:font-weight="bold" officeooo:rsid="006addc5" style:font-weight-asian="bold" style:font-weight-complex="bold"/>
    </style:style>
    <style:style style:name="T44" style:family="text">
      <style:text-properties fo:font-weight="bold" officeooo:rsid="001c9920" style:font-size-asian="14pt" style:font-weight-asian="bold" style:font-size-complex="14pt" style:font-weight-complex="bold"/>
    </style:style>
    <style:style style:name="T45" style:family="text">
      <style:text-properties fo:font-weight="bold" officeooo:rsid="0045718a" fo:background-color="transparent" loext:char-shading-value="0" style:font-weight-asian="bold" style:font-weight-complex="bold"/>
    </style:style>
    <style:style style:name="T46" style:family="text">
      <style:text-properties officeooo:rsid="000bd5ef"/>
    </style:style>
    <style:style style:name="T47" style:family="text">
      <style:text-properties officeooo:rsid="000cb28b"/>
    </style:style>
    <style:style style:name="T48" style:family="text">
      <style:text-properties officeooo:rsid="000cbd71"/>
    </style:style>
    <style:style style:name="T49" style:family="text">
      <style:text-properties officeooo:rsid="000d0301"/>
    </style:style>
    <style:style style:name="T50" style:family="text">
      <style:text-properties officeooo:rsid="000ed5a1"/>
    </style:style>
    <style:style style:name="T51" style:family="text">
      <style:text-properties fo:background-color="#dddddd" loext:char-shading-value="0"/>
    </style:style>
    <style:style style:name="T52" style:family="text">
      <style:text-properties officeooo:rsid="000ed5a1" fo:background-color="#dddddd" loext:char-shading-value="0"/>
    </style:style>
    <style:style style:name="T53" style:family="text">
      <style:text-properties officeooo:rsid="00104f66" fo:background-color="#dddddd" loext:char-shading-value="0"/>
    </style:style>
    <style:style style:name="T54" style:family="text">
      <style:text-properties officeooo:rsid="0011a90b" fo:background-color="#dddddd" loext:char-shading-value="0"/>
    </style:style>
    <style:style style:name="T55" style:family="text">
      <style:text-properties officeooo:rsid="001b771b" fo:background-color="#dddddd" loext:char-shading-value="0"/>
    </style:style>
    <style:style style:name="T56" style:family="text">
      <style:text-properties officeooo:rsid="001c9920" fo:background-color="#dddddd" loext:char-shading-value="0"/>
    </style:style>
    <style:style style:name="T57" style:family="text">
      <style:text-properties officeooo:rsid="00210402" fo:background-color="#dddddd" loext:char-shading-value="0"/>
    </style:style>
    <style:style style:name="T58" style:family="text">
      <style:text-properties officeooo:rsid="002302f1" fo:background-color="#dddddd" loext:char-shading-value="0"/>
    </style:style>
    <style:style style:name="T59" style:family="text">
      <style:text-properties officeooo:rsid="0024405a" fo:background-color="#dddddd" loext:char-shading-value="0"/>
    </style:style>
    <style:style style:name="T60" style:family="text">
      <style:text-properties officeooo:rsid="002762a1" fo:background-color="#dddddd" loext:char-shading-value="0"/>
    </style:style>
    <style:style style:name="T61" style:family="text">
      <style:text-properties officeooo:rsid="0029d093" fo:background-color="#dddddd" loext:char-shading-value="0"/>
    </style:style>
    <style:style style:name="T62" style:family="text">
      <style:text-properties officeooo:rsid="002bfd77" fo:background-color="#dddddd" loext:char-shading-value="0"/>
    </style:style>
    <style:style style:name="T63" style:family="text">
      <style:text-properties officeooo:rsid="00307306" fo:background-color="#dddddd" loext:char-shading-value="0"/>
    </style:style>
    <style:style style:name="T64" style:family="text">
      <style:text-properties officeooo:rsid="0034f9cd" fo:background-color="#dddddd" loext:char-shading-value="0"/>
    </style:style>
    <style:style style:name="T65" style:family="text">
      <style:text-properties officeooo:rsid="003773a7" fo:background-color="#dddddd" loext:char-shading-value="0"/>
    </style:style>
    <style:style style:name="T66" style:family="text">
      <style:text-properties officeooo:rsid="00391e9d" fo:background-color="#dddddd" loext:char-shading-value="0"/>
    </style:style>
    <style:style style:name="T67" style:family="text">
      <style:text-properties officeooo:rsid="003a6a54" fo:background-color="#dddddd" loext:char-shading-value="0"/>
    </style:style>
    <style:style style:name="T68" style:family="text">
      <style:text-properties officeooo:rsid="003bea60" fo:background-color="#dddddd" loext:char-shading-value="0"/>
    </style:style>
    <style:style style:name="T69" style:family="text">
      <style:text-properties officeooo:rsid="003d9763" fo:background-color="#dddddd" loext:char-shading-value="0"/>
    </style:style>
    <style:style style:name="T70" style:family="text">
      <style:text-properties officeooo:rsid="003df47a" fo:background-color="#dddddd" loext:char-shading-value="0"/>
    </style:style>
    <style:style style:name="T71" style:family="text">
      <style:text-properties officeooo:rsid="0041094d" fo:background-color="#dddddd" loext:char-shading-value="0"/>
    </style:style>
    <style:style style:name="T72" style:family="text">
      <style:text-properties officeooo:rsid="0042932b" fo:background-color="#dddddd" loext:char-shading-value="0"/>
    </style:style>
    <style:style style:name="T73" style:family="text">
      <style:text-properties officeooo:rsid="0045718a" fo:background-color="#dddddd" loext:char-shading-value="0"/>
    </style:style>
    <style:style style:name="T74" style:family="text">
      <style:text-properties officeooo:rsid="00458a74" fo:background-color="#dddddd" loext:char-shading-value="0"/>
    </style:style>
    <style:style style:name="T75" style:family="text">
      <style:text-properties officeooo:rsid="0045ff41" fo:background-color="#dddddd" loext:char-shading-value="0"/>
    </style:style>
    <style:style style:name="T76" style:family="text">
      <style:text-properties officeooo:rsid="0047b249" fo:background-color="#dddddd" loext:char-shading-value="0"/>
    </style:style>
    <style:style style:name="T77" style:family="text">
      <style:text-properties officeooo:rsid="00499a6a" fo:background-color="#dddddd" loext:char-shading-value="0"/>
    </style:style>
    <style:style style:name="T78" style:family="text">
      <style:text-properties officeooo:rsid="004a06a1" fo:background-color="#dddddd" loext:char-shading-value="0"/>
    </style:style>
    <style:style style:name="T79" style:family="text">
      <style:text-properties officeooo:rsid="004c0747" fo:background-color="#dddddd" loext:char-shading-value="0"/>
    </style:style>
    <style:style style:name="T80" style:family="text">
      <style:text-properties officeooo:rsid="004e5e49" fo:background-color="#dddddd" loext:char-shading-value="0"/>
    </style:style>
    <style:style style:name="T81" style:family="text">
      <style:text-properties officeooo:rsid="00529c95" fo:background-color="#dddddd" loext:char-shading-value="0"/>
    </style:style>
    <style:style style:name="T82" style:family="text">
      <style:text-properties officeooo:rsid="00561426" fo:background-color="#dddddd" loext:char-shading-value="0"/>
    </style:style>
    <style:style style:name="T83" style:family="text">
      <style:text-properties officeooo:rsid="00572ccb" fo:background-color="#dddddd" loext:char-shading-value="0"/>
    </style:style>
    <style:style style:name="T84" style:family="text">
      <style:text-properties officeooo:rsid="005aa709" fo:background-color="#dddddd" loext:char-shading-value="0"/>
    </style:style>
    <style:style style:name="T85" style:family="text">
      <style:text-properties officeooo:rsid="005be421" fo:background-color="#dddddd" loext:char-shading-value="0"/>
    </style:style>
    <style:style style:name="T86" style:family="text">
      <style:text-properties officeooo:rsid="005dbf00" fo:background-color="#dddddd" loext:char-shading-value="0"/>
    </style:style>
    <style:style style:name="T87" style:family="text">
      <style:text-properties officeooo:rsid="00603373" fo:background-color="#dddddd" loext:char-shading-value="0"/>
    </style:style>
    <style:style style:name="T88" style:family="text">
      <style:text-properties officeooo:rsid="0061ff8b" fo:background-color="#dddddd" loext:char-shading-value="0"/>
    </style:style>
    <style:style style:name="T89" style:family="text">
      <style:text-properties officeooo:rsid="0063dce2" fo:background-color="#dddddd" loext:char-shading-value="0"/>
    </style:style>
    <style:style style:name="T90" style:family="text">
      <style:text-properties officeooo:rsid="00653c99" fo:background-color="#dddddd" loext:char-shading-value="0"/>
    </style:style>
    <style:style style:name="T91" style:family="text">
      <style:text-properties officeooo:rsid="006755ac" fo:background-color="#dddddd" loext:char-shading-value="0"/>
    </style:style>
    <style:style style:name="T92" style:family="text">
      <style:text-properties officeooo:rsid="006912a8" fo:background-color="#dddddd" loext:char-shading-value="0"/>
    </style:style>
    <style:style style:name="T93" style:family="text">
      <style:text-properties officeooo:rsid="006addc5" fo:background-color="#dddddd" loext:char-shading-value="0"/>
    </style:style>
    <style:style style:name="T94" style:family="text">
      <style:text-properties officeooo:rsid="006b8134" fo:background-color="#dddddd" loext:char-shading-value="0"/>
    </style:style>
    <style:style style:name="T95" style:family="text">
      <style:text-properties officeooo:rsid="006b8134" fo:background-color="#dddddd" loext:char-shading-value="0"/>
    </style:style>
    <style:style style:name="T96" style:family="text">
      <style:text-properties officeooo:rsid="00104f66"/>
    </style:style>
    <style:style style:name="T97" style:family="text">
      <style:text-properties officeooo:rsid="0011a90b"/>
    </style:style>
    <style:style style:name="T98" style:family="text">
      <style:text-properties officeooo:rsid="00130cdb"/>
    </style:style>
    <style:style style:name="T99" style:family="text">
      <style:text-properties officeooo:rsid="001335b5"/>
    </style:style>
    <style:style style:name="T100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1cf7da" style:font-size-asian="14pt" style:font-size-complex="14pt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01cf7da" fo:background-color="#dddddd" loext:char-shading-value="0" style:font-size-asian="14pt" style:font-size-complex="14pt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1faf2a" fo:background-color="#dddddd" loext:char-shading-value="0" style:font-size-asian="14pt" style:font-size-complex="14pt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 style:font-size-asian="14pt" style:font-size-complex="14pt"/>
    </style:style>
    <style:style style:name="T105" style:family="text">
      <style:text-properties fo:font-weight="normal" officeooo:rsid="001928a9" style:font-weight-asian="normal" style:font-weight-complex="normal"/>
    </style:style>
    <style:style style:name="T106" style:family="text">
      <style:text-properties fo:font-weight="normal" officeooo:rsid="002302f1" style:font-weight-asian="normal" style:font-weight-complex="normal"/>
    </style:style>
    <style:style style:name="T107" style:family="text">
      <style:text-properties fo:font-weight="normal" officeooo:rsid="00307306" style:font-weight-asian="normal" style:font-weight-complex="normal"/>
    </style:style>
    <style:style style:name="T108" style:family="text">
      <style:text-properties fo:font-weight="normal" officeooo:rsid="001928a9" fo:background-color="#dddddd" loext:char-shading-value="0" style:font-weight-asian="normal" style:font-weight-complex="normal"/>
    </style:style>
    <style:style style:name="T109" style:family="text">
      <style:text-properties officeooo:rsid="00210402" fo:background-color="transparent" loext:char-shading-value="0"/>
    </style:style>
    <style:style style:name="T110" style:family="text">
      <style:text-properties officeooo:rsid="0045718a" fo:background-color="transparent" loext:char-shading-value="0"/>
    </style:style>
    <style:style style:name="T111" style:family="text">
      <style:text-properties officeooo:rsid="00458a74" fo:background-color="transparent" loext:char-shading-value="0"/>
    </style:style>
    <style:style style:name="T112" style:family="text">
      <style:text-properties officeooo:rsid="005be421" fo:background-color="transparent" loext:char-shading-value="0"/>
    </style:style>
    <style:style style:name="T113" style:family="text">
      <style:text-properties officeooo:rsid="005dbf00" fo:background-color="transparent" loext:char-shading-value="0"/>
    </style:style>
    <style:style style:name="T114" style:family="text">
      <style:text-properties officeooo:rsid="001ac9d7"/>
    </style:style>
    <style:style style:name="T115" style:family="text">
      <style:text-properties officeooo:rsid="001b771b"/>
    </style:style>
    <style:style style:name="T116" style:family="text">
      <style:text-properties officeooo:rsid="001c9920"/>
    </style:style>
    <style:style style:name="T117" style:family="text">
      <style:text-properties officeooo:rsid="000babd1" style:font-size-asian="14pt" style:font-size-complex="14pt"/>
    </style:style>
    <style:style style:name="T118" style:family="text">
      <style:text-properties officeooo:rsid="001c9920" style:font-size-asian="14pt" style:font-size-complex="14pt"/>
    </style:style>
    <style:style style:name="T119" style:family="text">
      <style:text-properties officeooo:rsid="001cf7da" style:font-size-asian="14pt" style:font-size-complex="14pt"/>
    </style:style>
    <style:style style:name="T120" style:family="text">
      <style:text-properties officeooo:rsid="001faf2a"/>
    </style:style>
    <style:style style:name="T121" style:family="text">
      <style:text-properties officeooo:rsid="00210402"/>
    </style:style>
    <style:style style:name="T122" style:family="text">
      <style:text-properties officeooo:rsid="002302f1"/>
    </style:style>
    <style:style style:name="T123" style:family="text">
      <style:text-properties officeooo:rsid="0023c016"/>
    </style:style>
    <style:style style:name="T124" style:family="text">
      <style:text-properties officeooo:rsid="0024405a"/>
    </style:style>
    <style:style style:name="T125" style:family="text">
      <style:text-properties officeooo:rsid="002537b9"/>
    </style:style>
    <style:style style:name="T126" style:family="text">
      <style:text-properties officeooo:rsid="0026ef1d"/>
    </style:style>
    <style:style style:name="T127" style:family="text">
      <style:text-properties officeooo:rsid="002762a1"/>
    </style:style>
    <style:style style:name="T128" style:family="text">
      <style:text-properties officeooo:rsid="0028b9cf"/>
    </style:style>
    <style:style style:name="T129" style:family="text">
      <style:text-properties officeooo:rsid="0029d093"/>
    </style:style>
    <style:style style:name="T130" style:family="text">
      <style:text-properties officeooo:rsid="002ae74a"/>
    </style:style>
    <style:style style:name="T131" style:family="text">
      <style:text-properties officeooo:rsid="002bfd77"/>
    </style:style>
    <style:style style:name="T132" style:family="text">
      <style:text-properties officeooo:rsid="002dac13"/>
    </style:style>
    <style:style style:name="T133" style:family="text">
      <style:text-properties officeooo:rsid="002db144"/>
    </style:style>
    <style:style style:name="T134" style:family="text">
      <style:text-properties officeooo:rsid="002ef629"/>
    </style:style>
    <style:style style:name="T135" style:family="text">
      <style:text-properties officeooo:rsid="00307306"/>
    </style:style>
    <style:style style:name="T136" style:family="text">
      <style:text-properties officeooo:rsid="003377b2"/>
    </style:style>
    <style:style style:name="T137" style:family="text">
      <style:text-properties officeooo:rsid="0034f9cd"/>
    </style:style>
    <style:style style:name="T138" style:family="text">
      <style:text-properties officeooo:rsid="00353cc6"/>
    </style:style>
    <style:style style:name="T139" style:family="text">
      <style:text-properties officeooo:rsid="00364e96"/>
    </style:style>
    <style:style style:name="T140" style:family="text">
      <style:text-properties officeooo:rsid="003694a7"/>
    </style:style>
    <style:style style:name="T141" style:family="text">
      <style:text-properties officeooo:rsid="003773a7"/>
    </style:style>
    <style:style style:name="T142" style:family="text">
      <style:text-properties officeooo:rsid="0037fe0e"/>
    </style:style>
    <style:style style:name="T143" style:family="text">
      <style:text-properties officeooo:rsid="00391e9d"/>
    </style:style>
    <style:style style:name="T144" style:family="text">
      <style:text-properties officeooo:rsid="003a6a54"/>
    </style:style>
    <style:style style:name="T145" style:family="text">
      <style:text-properties officeooo:rsid="003bea60"/>
    </style:style>
    <style:style style:name="T146" style:family="text">
      <style:text-properties officeooo:rsid="003d9763"/>
    </style:style>
    <style:style style:name="T147" style:family="text">
      <style:text-properties officeooo:rsid="003df47a"/>
    </style:style>
    <style:style style:name="T148" style:family="text">
      <style:text-properties officeooo:rsid="00405dfe"/>
    </style:style>
    <style:style style:name="T149" style:family="text">
      <style:text-properties officeooo:rsid="0041094d"/>
    </style:style>
    <style:style style:name="T150" style:family="text">
      <style:text-properties officeooo:rsid="0042932b"/>
    </style:style>
    <style:style style:name="T151" style:family="text">
      <style:text-properties officeooo:rsid="0045718a"/>
    </style:style>
    <style:style style:name="T152" style:family="text">
      <style:text-properties officeooo:rsid="00458a74"/>
    </style:style>
    <style:style style:name="T153" style:family="text">
      <style:text-properties officeooo:rsid="0045ff41"/>
    </style:style>
    <style:style style:name="T154" style:family="text">
      <style:text-properties officeooo:rsid="0047b249"/>
    </style:style>
    <style:style style:name="T155" style:family="text">
      <style:text-properties officeooo:rsid="00499a6a"/>
    </style:style>
    <style:style style:name="T156" style:family="text">
      <style:text-properties officeooo:rsid="004a06a1"/>
    </style:style>
    <style:style style:name="T157" style:family="text">
      <style:text-properties officeooo:rsid="004a6736"/>
    </style:style>
    <style:style style:name="T158" style:family="text">
      <style:text-properties officeooo:rsid="004c0747"/>
    </style:style>
    <style:style style:name="T159" style:family="text">
      <style:text-properties officeooo:rsid="004d8039"/>
    </style:style>
    <style:style style:name="T160" style:family="text">
      <style:text-properties officeooo:rsid="004e0e22"/>
    </style:style>
    <style:style style:name="T161" style:family="text">
      <style:text-properties officeooo:rsid="004e5e49"/>
    </style:style>
    <style:style style:name="T162" style:family="text">
      <style:text-properties officeooo:rsid="00501620"/>
    </style:style>
    <style:style style:name="T163" style:family="text">
      <style:text-properties officeooo:rsid="005146fa"/>
    </style:style>
    <style:style style:name="T164" style:family="text">
      <style:text-properties officeooo:rsid="00529c95"/>
    </style:style>
    <style:style style:name="T165" style:family="text">
      <style:text-properties officeooo:rsid="0053c569"/>
    </style:style>
    <style:style style:name="T166" style:family="text">
      <style:text-properties officeooo:rsid="0054d6d1"/>
    </style:style>
    <style:style style:name="T167" style:family="text">
      <style:text-properties officeooo:rsid="00561426"/>
    </style:style>
    <style:style style:name="T168" style:family="text">
      <style:text-properties officeooo:rsid="00562e6a"/>
    </style:style>
    <style:style style:name="T169" style:family="text">
      <style:text-properties officeooo:rsid="00572ccb"/>
    </style:style>
    <style:style style:name="T170" style:family="text">
      <style:text-properties officeooo:rsid="0058c294"/>
    </style:style>
    <style:style style:name="T171" style:family="text">
      <style:text-properties officeooo:rsid="0058d2f5"/>
    </style:style>
    <style:style style:name="T172" style:family="text">
      <style:text-properties officeooo:rsid="005aa709"/>
    </style:style>
    <style:style style:name="T173" style:family="text">
      <style:text-properties officeooo:rsid="005b42e8"/>
    </style:style>
    <style:style style:name="T174" style:family="text">
      <style:text-properties officeooo:rsid="005be421"/>
    </style:style>
    <style:style style:name="T175" style:family="text">
      <style:text-properties officeooo:rsid="005dbf00"/>
    </style:style>
    <style:style style:name="T176" style:family="text">
      <style:text-properties officeooo:rsid="005ede49"/>
    </style:style>
    <style:style style:name="T177" style:family="text">
      <style:text-properties officeooo:rsid="00603373"/>
    </style:style>
    <style:style style:name="T178" style:family="text">
      <style:text-properties officeooo:rsid="0061ff8b"/>
    </style:style>
    <style:style style:name="T179" style:family="text">
      <style:text-properties officeooo:rsid="0063dce2"/>
    </style:style>
    <style:style style:name="T180" style:family="text">
      <style:text-properties officeooo:rsid="00653c99"/>
    </style:style>
    <style:style style:name="T181" style:family="text">
      <style:text-properties officeooo:rsid="00670ce1"/>
    </style:style>
    <style:style style:name="T182" style:family="text">
      <style:text-properties officeooo:rsid="006755ac"/>
    </style:style>
    <style:style style:name="T183" style:family="text">
      <style:text-properties officeooo:rsid="006912a8"/>
    </style:style>
    <style:style style:name="T184" style:family="text">
      <style:text-properties officeooo:rsid="0069da38"/>
    </style:style>
    <style:style style:name="T185" style:family="text">
      <style:text-properties officeooo:rsid="006addc5"/>
    </style:style>
    <style:style style:name="T186" style:family="text">
      <style:text-properties officeooo:rsid="006b81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Estilização Javascript</text:h>
      <text:p text:style-name="P2"><text:span text:style-name="T3">style -</text:span><text:span text:style-name="T48"> </text:span>Para estilizar qualquer elemento <text:span text:style-name="T46">Html</text:span> é preciso <text:span text:style-name="T46">primeiro</text:span> <text:span text:style-name="T46">declarar a propriedade style, </text:span><text:span text:style-name="T47">através dela é possível </text:span><text:span text:style-name="T48">aplicar</text:span><text:span text:style-name="T47"> qualquer </text:span><text:span text:style-name="T48">configuração css:</text:span></text:p>
      <text:p text:style-name="P64">elemento.style </text:p>
      <text:p text:style-name="P1"><text:s text:c="5"/></text:p>
      <text:p text:style-name="P3"><text:s text:c="5"/><text:span text:style-name="T3">accentColor –</text:span><text:span text:style-name="T48"> </text:span><text:span text:style-name="T49">Define a cor de destaque dos controles de interface do </text:span></text:p>
      <text:p text:style-name="P3"><text:span text:style-name="T49"><text:s text:c="5"/>usuario, </text:span><text:span text:style-name="T50">é aplicado aos elementos &lt;input type=”checkbox”&gt;, &lt;input </text:span></text:p>
      <text:p text:style-name="P51"><text:s text:c="5"/>type=”radio”&gt;, &lt;input type=”range”&gt; e &lt;progress&gt;: </text:p>
      <text:p text:style-name="P3"><text:span text:style-name="T50"><text:s text:c="5"/></text:span><text:span text:style-name="T52">elemento.style.accentColor = “ “ </text:span></text:p>
      <text:p text:style-name="P2"><text:s text:c="5"/></text:p>
      <text:p text:style-name="P4"><text:s text:c="5"/><text:span text:style-name="T4">alignContent –</text:span><text:span text:style-name="T50"> </text:span><text:span text:style-name="T96">Alinha os itens de um container flexivel quando eles não </text:span></text:p>
      <text:p text:style-name="P52"><text:s text:c="5"/>usam todo o espaço disponivel no eixo vertical, pode receber os valores <text:s text:c="2"/></text:p>
      <text:p text:style-name="P52"><text:s text:c="5"/>stretch, center, flex-start, flex-end, space-between, space-around, initial e </text:p>
      <text:p text:style-name="P4"><text:span text:style-name="T96"><text:s text:c="5"/>inherit: </text:span><text:span text:style-name="T53">elemento.style.alignContent = “ ” </text:span></text:p>
      <text:p text:style-name="P2"><text:s text:c="5"/></text:p>
      <text:p text:style-name="P5"><text:s text:c="5"/><text:span text:style-name="T5">alignItems –</text:span><text:span text:style-name="T96"> </text:span><text:span text:style-name="T98">Define</text:span><text:span text:style-name="T97"> o alinhamento padrão para </text:span><text:span text:style-name="T98">elementos</text:span><text:span text:style-name="T97"> dentro de um </text:span></text:p>
      <text:p text:style-name="P5"><text:span text:style-name="T97"><text:s text:c="5"/>container flexivel, pode receber os valores </text:span><text:span text:style-name="T96">stretch, center, flex-start, </text:span></text:p>
      <text:p text:style-name="P5"><text:span text:style-name="T96"><text:s text:c="5"/>flex-end, </text:span><text:span text:style-name="T97">baseline, <text:s/></text:span><text:span text:style-name="T96">initial e inherit: </text:span><text:span text:style-name="T54">elemento.style.alignItems = “ “ </text:span></text:p>
      <text:p text:style-name="P2"><text:s text:c="5"/></text:p>
      <text:p text:style-name="P6"><text:s text:c="5"/><text:span text:style-name="T6">alignSelf –</text:span><text:span text:style-name="T98"> Define o alinhamento padrão do elemento selecionado </text:span></text:p>
      <text:p text:style-name="P7"><text:span text:style-name="T98"><text:s text:c="5"/>dentro de um container flexivel, pode receber os valores </text:span><text:span text:style-name="T99">auto, stretch, </text:span></text:p>
      <text:p text:style-name="P7"><text:span text:style-name="T99"><text:s text:c="5"/>c</text:span><text:span text:style-name="T96">enter, flex-start, flex-end, </text:span><text:span text:style-name="T97">baseline, </text:span><text:span text:style-name="T96">initial e inherit: </text:span></text:p>
      <text:p text:style-name="P69"><text:span text:style-name="T1"><text:s text:c="5"/></text:span><text:span text:style-name="T2">elemento.style.alignSelf = “ “ </text:span></text:p>
      <text:p text:style-name="P8"><text:s text:c="5"/></text:p>
      <text:p text:style-name="P9"><text:span text:style-name="T7"><text:s text:c="5"/>animation – </text:span><text:span text:style-name="T105">É um shorthand que altera ou define as configurações de </text:span></text:p>
      <text:p text:style-name="P9"><text:span text:style-name="T105"><text:s text:c="5"/>animação de um elemento, el</text:span><text:span text:style-name="T107">e</text:span><text:span text:style-name="T105"> abrevia as propriedades animationName, </text:span></text:p>
      <text:p text:style-name="P67"><text:s text:c="5"/>animationDuration, animationTimingFunction, animationDelay, <text:s text:c="3"/></text:p>
      <text:p text:style-name="P67"><text:s text:c="5"/>animationIterationCount e animationDirection: </text:p>
      <text:p text:style-name="P9"><text:span text:style-name="T105"><text:s text:c="5"/></text:span><text:span text:style-name="T108">elemento.style.animation = “ “ </text:span></text:p>
      <text:p text:style-name="P10"><text:soft-page-break/><text:s text:c="5"/><text:span text:style-name="T8">animationDelay –</text:span><text:span text:style-name="T114"> Define quando a animação de um elemento será </text:span></text:p>
      <text:p text:style-name="P10"><text:span text:style-name="T114"><text:s text:c="5"/>iniciada, pode receber </text:span><text:span text:style-name="T115">s (segundos) e ms (milissegundos) como valor: <text:s text:c="2"/></text:span></text:p>
      <text:p text:style-name="P10"><text:span text:style-name="T115"><text:s text:c="5"/></text:span><text:span text:style-name="T55">elemento.style.animationDelay = “ “ </text:span></text:p>
      <text:p text:style-name="P2"><text:s text:c="5"/></text:p>
      <text:p text:style-name="P11"><text:s text:c="5"/><text:span text:style-name="T9">animationDirection –</text:span><text:span text:style-name="T115"> </text:span><text:span text:style-name="T116">Define ou retorna se a animação de um elemento </text:span></text:p>
      <text:p text:style-name="P53"><text:s text:c="5"/>deve ou não ser reproduzida em sentido inverso em ciclos alternados, </text:p>
      <text:p text:style-name="P53"><text:s text:c="5"/>pode receber os valores normal, reverse, alternate, alternate-reverse, <text:s/></text:p>
      <text:p text:style-name="P11"><text:span text:style-name="T116"><text:s text:c="5"/>initial e inherit: </text:span><text:span text:style-name="T56">elemento.style.animationDirection </text:span><text:span text:style-name="T116"><text:s/>ou </text:span></text:p>
      <text:p text:style-name="P11"><text:span text:style-name="T116"><text:s text:c="5"/></text:span><text:span text:style-name="T56">elemento.style.animationDirection = “ “ </text:span></text:p>
      <text:p text:style-name="P2"><text:s text:c="5"/></text:p>
      <text:p text:style-name="P65"><text:span text:style-name="T117"><text:s text:c="5"/></text:span><text:span text:style-name="T44">animationFillMode –</text:span><text:span text:style-name="T118"> </text:span><text:span text:style-name="T119">Define quais estilos serão aplicados ao elemento </text:span></text:p>
      <text:p text:style-name="P54"><text:s text:c="5"/>quando a animação não estiver sendo reproduzida, pode receber os </text:p>
      <text:p text:style-name="P65"><text:span text:style-name="T119"><text:s text:c="5"/>valores </text:span><text:span text:style-name="T100">none, forwards, backwards, both, initial </text:span><text:span text:style-name="T101">e</text:span><text:span text:style-name="T100"> inherit: </text:span></text:p>
      <text:p text:style-name="P66"><text:span text:style-name="T101"><text:s text:c="5"/></text:span><text:span text:style-name="T102">elemento.style.animationFillMode </text:span><text:span text:style-name="T103">ou </text:span></text:p>
      <text:p text:style-name="P66"><text:span text:style-name="T104"><text:s text:c="5"/></text:span><text:span text:style-name="T102">elemento.style.animationFillMode = “ “ </text:span></text:p>
      <text:p text:style-name="P2"><text:s text:c="5"/></text:p>
      <text:p text:style-name="P12"><text:s text:c="5"/><text:span text:style-name="T10">animationIterationCount –</text:span><text:span text:style-name="T120"> </text:span><text:span text:style-name="T121">Define ou retorna quantas vezes uma </text:span></text:p>
      <text:p text:style-name="P55"><text:s text:c="5"/>animação deve ser reproduzida, pode receber os valores infinite, numero, </text:p>
      <text:p text:style-name="P12"><text:span text:style-name="T121"><text:s text:c="5"/>initial e inherit: </text:span><text:span text:style-name="T57">elemento.style.animationIterationCount </text:span><text:span text:style-name="T109"><text:s/></text:span><text:span text:style-name="T121">ou </text:span></text:p>
      <text:p text:style-name="P12"><text:span text:style-name="T109"><text:s text:c="5"/></text:span><text:span text:style-name="T57">elemento.style.animationIterationCount = “ “</text:span></text:p>
      <text:p text:style-name="P2"><text:s text:c="5"/></text:p>
      <text:p text:style-name="P13"><text:s text:c="5"/><text:span text:style-name="T11">animationName – </text:span><text:span text:style-name="T106">R</text:span><text:span text:style-name="T122">etorna ou define o nome para a animação </text:span></text:p>
      <text:p text:style-name="P13"><text:span text:style-name="T122"><text:s text:c="5"/>@keyframes: </text:span><text:span text:style-name="T58">elemento.style.animationName</text:span><text:span text:style-name="T122"> ou <text:s/></text:span></text:p>
      <text:p text:style-name="P13"><text:span text:style-name="T122"><text:s text:c="5"/></text:span><text:span text:style-name="T58">elemento.style.animationName = “ “ </text:span></text:p>
      <text:p text:style-name="P2"><text:s text:c="5"/></text:p>
      <text:p text:style-name="P14"><text:s text:c="5"/><text:span text:style-name="T12">animationPlayState –</text:span><text:span text:style-name="T123"> </text:span><text:span text:style-name="T124">Especifica se a animação esta em execução ou </text:span></text:p>
      <text:p text:style-name="P56"><text:s text:c="5"/>pausada, pode receber os valores running, paused, initial e inherit: </text:p>
      <text:p text:style-name="P14"><text:span text:style-name="T124"><text:s text:c="5"/></text:span><text:span text:style-name="T59">elemento.style.animationPlayState </text:span><text:span text:style-name="T124"><text:s/>ou <text:s/></text:span></text:p>
      <text:p text:style-name="P14"><text:span text:style-name="T124"><text:s text:c="5"/></text:span><text:span text:style-name="T59">elemento.style.animationPlayState = “ “ </text:span></text:p>
      <text:p text:style-name="P2"><text:s text:c="5"/></text:p>
      <text:p text:style-name="P15"><text:soft-page-break/><text:s text:c="5"/><text:span text:style-name="T13">animationTimingFunction –</text:span><text:span text:style-name="T125"> </text:span><text:span text:style-name="T126">Define a curva de velocidade da animação, </text:span></text:p>
      <text:p text:style-name="P57"><text:s text:c="5"/>pode receber os valores linear, ease, ease-in, ease-out, ease-in-out, <text:s text:c="7"/></text:p>
      <text:p text:style-name="P58"><text:s text:c="5"/>cubic-bezier( <text:s/>), initial e inherit: </text:p>
      <text:p text:style-name="P16"><text:span text:style-name="T127"><text:s text:c="5"/></text:span><text:span text:style-name="T60">elemento.style.animationTimingFunction = “ “ </text:span></text:p>
      <text:p text:style-name="P2"><text:s text:c="5"/></text:p>
      <text:p text:style-name="P17"><text:s text:c="5"/><text:span text:style-name="T14">backdropFilter –</text:span><text:span text:style-name="T128"> Permite aplicar efeitos graficos no fundo de um </text:span></text:p>
      <text:p text:style-name="P59"><text:s text:c="5"/>determinado elemento, necessitando deixar o fundo pelo menos </text:p>
      <text:p text:style-name="P59"><text:s text:c="5"/>parcialmente transparente para o efeito ser visto, pode receber os </text:p>
      <text:p text:style-name="P18"><text:span text:style-name="T128"><text:s text:c="5"/>valores </text:span><text:span text:style-name="T129">blur, brightness, contrast, drop-shadow, grayscale, hue-rotate, </text:span></text:p>
      <text:p text:style-name="P18"><text:span text:style-name="T129"><text:s text:c="5"/>invert, opacity, sepia e saturate: </text:span><text:span text:style-name="T61">elemento.style.backdropFilter = “ “ </text:span></text:p>
      <text:p text:style-name="P2"><text:s text:c="5"/></text:p>
      <text:p text:style-name="P19"><text:s text:c="5"/><text:span text:style-name="T15">backfaceVisibility –</text:span><text:span text:style-name="T130"> </text:span><text:span text:style-name="T131">Define se um elemento deve ou não ficar visivel </text:span></text:p>
      <text:p text:style-name="P60"><text:s text:c="5"/>quando não estiver voltado para a tela, pode receber os valores visible, </text:p>
      <text:p text:style-name="P60"><text:s text:c="5"/>hidden, initial e inherit: </text:p>
      <text:p text:style-name="P19"><text:span text:style-name="T131"><text:s text:c="5"/></text:span><text:span text:style-name="T62">elemento.style.backfaceVisibility = “ “ </text:span></text:p>
      <text:p text:style-name="P2"><text:s text:c="5"/></text:p>
      <text:p text:style-name="P20"><text:s text:c="5"/><text:span text:style-name="T16">background –</text:span><text:span text:style-name="T132"> </text:span><text:span text:style-name="T133">É um shorthand que define, altera ou retorna as </text:span></text:p>
      <text:p text:style-name="P20"><text:span text:style-name="T133"><text:s text:c="5"/>configurações de plano de fundo de um </text:span><text:span text:style-name="T134">elemento, </text:span><text:span text:style-name="T135">ele abrevia as </text:span></text:p>
      <text:p text:style-name="P20"><text:span text:style-name="T133"><text:s text:c="5"/></text:span><text:span text:style-name="T135">propriedades backgroundAttachment, backgroundClip, backgroundColor, </text:span></text:p>
      <text:p text:style-name="P20"><text:span text:style-name="T133"><text:s text:c="5"/></text:span><text:span text:style-name="T135">backgroundImage, backgroundOrigin, backgroundPosition, </text:span></text:p>
      <text:p text:style-name="P20"><text:span text:style-name="T133"><text:s text:c="5"/></text:span><text:span text:style-name="T135">backgroundRepeat e backgroundSize: </text:span><text:span text:style-name="T63">elemento.style.background = “ “ </text:span></text:p>
      <text:p text:style-name="P2"><text:s text:c="5"/></text:p>
      <text:p text:style-name="P21"><text:s text:c="5"/><text:span text:style-name="T17">backgroundAttachment –</text:span><text:span text:style-name="T136"> </text:span><text:span text:style-name="T137">Define ou retorna se uma imagem de plano de <text:s/></text:span></text:p>
      <text:p text:style-name="P61"><text:s text:c="5"/>fundo deve rolar com o conteudo ou ser corrigida, pode receber os </text:p>
      <text:p text:style-name="P61"><text:s text:c="5"/>valores scroll, fixed, local, initial e inherit: </text:p>
      <text:p text:style-name="P21"><text:span text:style-name="T137"><text:s text:c="5"/></text:span><text:span text:style-name="T64">elemento.style.backgroundAttachment </text:span><text:span text:style-name="T137"><text:s/>ou <text:s/></text:span></text:p>
      <text:p text:style-name="P21"><text:span text:style-name="T137"><text:s text:c="5"/></text:span><text:span text:style-name="T64">elemento.style.backgroundAttachment = “ “ </text:span></text:p>
      <text:p text:style-name="P2"><text:s text:c="5"/></text:p>
      <text:p text:style-name="P22"><text:s text:c="5"/></text:p>
      <text:p text:style-name="P68"><text:s text:c="5"/></text:p>
      <text:p text:style-name="P22"><text:soft-page-break/><text:span text:style-name="T18"><text:s text:c="5"/>backgroundClip –</text:span><text:span text:style-name="T138"> </text:span><text:span text:style-name="T139">Define ou retorna a area de pintura do plano de fundo, <text:s text:c="14"/></text:span></text:p>
      <text:p text:style-name="P62"><text:s text:c="5"/>ou seja, se o plano de fundo vai até a borda, caixa de preenchimento ou </text:p>
      <text:p text:style-name="P22"><text:span text:style-name="T140"><text:s text:c="5"/>caixa de conteudo, </text:span><text:span text:style-name="T141">pode receber os valores border-box, padding-box, <text:s/></text:span></text:p>
      <text:p text:style-name="P22"><text:span text:style-name="T141"><text:s text:c="5"/>content-box, initial e inherit: </text:span><text:span text:style-name="T65">elemento.style.backgroundClip = “ “ </text:span></text:p>
      <text:p text:style-name="P2"><text:s text:c="5"/></text:p>
      <text:p text:style-name="P23"><text:s text:c="5"/><text:span text:style-name="T19">backgroundColor –</text:span><text:span text:style-name="T142"> </text:span><text:span text:style-name="T143">Define a cor de fundo de um elemento: </text:span></text:p>
      <text:p text:style-name="P23"><text:span text:style-name="T143"><text:s text:c="5"/></text:span><text:span text:style-name="T66">elemento.style.backgroundColor = “ “ </text:span></text:p>
      <text:p text:style-name="P2"><text:s text:c="5"/></text:p>
      <text:p text:style-name="P24"><text:s text:c="5"/><text:span text:style-name="T20">backgroundImage –</text:span><text:span text:style-name="T144"> Define a imagem de fundo de um elemento: </text:span></text:p>
      <text:p text:style-name="P24"><text:span text:style-name="T144"><text:s text:c="5"/></text:span><text:span text:style-name="T67">elemento.style.backgroundImage = “url(‘ <text:s/>‘)“ </text:span></text:p>
      <text:p text:style-name="P2"><text:s text:c="5"/></text:p>
      <text:p text:style-name="P25"><text:s text:c="5"/><text:span text:style-name="T20">backgroundOrigin –</text:span><text:span text:style-name="T144"> </text:span><text:span text:style-name="T145">Define o posicionamento da imagem de fundo em <text:s/></text:span></text:p>
      <text:p text:style-name="P72"><text:s text:c="5"/>relação ao elemento pai, pode receber os valores padding-box, border-</text:p>
      <text:p text:style-name="P25"><text:span text:style-name="T145"><text:s text:c="5"/>box, content-box, initial e inherit: </text:span><text:span text:style-name="T68">elemento.style.backgroundOrigin = “ “ </text:span></text:p>
      <text:p text:style-name="P2"><text:s text:c="5"/></text:p>
      <text:p text:style-name="P25"><text:s text:c="5"/><text:span text:style-name="T21">backgroundPosition –</text:span><text:span text:style-name="T145"> Define a posição da imagem de fundo dentro de </text:span></text:p>
      <text:p text:style-name="P72"><text:s text:c="5"/>um elemento, pode receber os valores top left, top center, top right, </text:p>
      <text:p text:style-name="P72"><text:s text:c="5"/>center left, center center, center right, center left, bottom center e</text:p>
      <text:p text:style-name="P25"><text:span text:style-name="T145"><text:s text:c="5"/>bottom righ: </text:span><text:span text:style-name="T68">elemento.style.backgroundPosition = “ “ </text:span></text:p>
      <text:p text:style-name="P2"><text:s text:c="5"/></text:p>
      <text:p text:style-name="P26"><text:s text:c="5"/><text:span text:style-name="T22">backgroundPositionX –</text:span><text:span text:style-name="T146"> Define a posição da imagem de fundo no sentido </text:span></text:p>
      <text:p text:style-name="P63"><text:s text:c="5"/>horizontal (x) dentro de um elemento: </text:p>
      <text:p text:style-name="P26"><text:span text:style-name="T146"><text:s text:c="5"/></text:span><text:span text:style-name="T69">elemento.style.backgroundPositionX = “ “ </text:span></text:p>
      <text:p text:style-name="P2"><text:s text:c="5"/></text:p>
      <text:p text:style-name="P26"><text:s text:c="5"/><text:span text:style-name="T22">backgroundPositionY –</text:span><text:span text:style-name="T146"> Define a posição da imagem de fundo no sentido </text:span></text:p>
      <text:p text:style-name="P63"><text:s text:c="5"/>vertical (y) dentro de um elemento:</text:p>
      <text:p text:style-name="P63"><text:s text:c="5"/><text:span text:style-name="T51">elemento.style.backgroundPositionY = “ “ </text:span></text:p>
      <text:p text:style-name="P26"><text:s text:c="5"/></text:p>
      <text:p text:style-name="P27"><text:s text:c="5"/></text:p>
      <text:p text:style-name="P88"/>
      <text:p text:style-name="P27"><text:soft-page-break/><text:span text:style-name="T23"><text:s text:c="5"/>backgroundRepeat –</text:span><text:span text:style-name="T147"> Define como ou se uma imagem de fundo será <text:s/></text:span></text:p>
      <text:p text:style-name="P74"><text:s text:c="5"/>repetida, pode receber os valores repeat, repeat-x, repeat-y e no-repeat:</text:p>
      <text:p text:style-name="P27"><text:s text:c="5"/><text:span text:style-name="T70">elemento.style.backgroundRepeat = “ “ </text:span></text:p>
      <text:p text:style-name="P26"><text:s text:c="5"/></text:p>
      <text:p text:style-name="P27"><text:s text:c="5"/><text:span text:style-name="T23">backgroundSize –</text:span><text:span text:style-name="T147"> Define ou retorna o tamanho de uma imagem de </text:span></text:p>
      <text:p text:style-name="P74"><text:s text:c="5"/>fundo, pode receber os valores auto, length, percentage, cover e contain: </text:p>
      <text:p text:style-name="P27"><text:span text:style-name="T147"><text:s text:c="5"/></text:span><text:span text:style-name="T70">elemento.style.backgroundSize = “ “ </text:span></text:p>
      <text:p text:style-name="P26"><text:s text:c="5"/></text:p>
      <text:p text:style-name="P28"><text:s text:c="5"/><text:span text:style-name="T24">border –</text:span><text:span text:style-name="T148"> É um shorthand </text:span><text:span text:style-name="T149">que define as configurações de borda de um </text:span></text:p>
      <text:p text:style-name="P75"><text:s text:c="5"/>elemento, ele abrevia as propriedades border-width, border-style e </text:p>
      <text:p text:style-name="P28"><text:span text:style-name="T149"><text:s text:c="5"/>border- color: </text:span><text:span text:style-name="T71">elemento.style.border = “ “ </text:span></text:p>
      <text:p text:style-name="P26"><text:s text:c="5"/></text:p>
      <text:p text:style-name="P29"><text:s text:c="5"/><text:span text:style-name="T45">borderBottom –</text:span><text:span text:style-name="T110"> É um shorthand que define as configurações da borda </text:span></text:p>
      <text:p text:style-name="P89"><text:s text:c="5"/>inferior, ele abrevia as propriedades border-bottom-width, </text:p>
      <text:p text:style-name="P29"><text:span text:style-name="T110"><text:s text:c="5"/>border-bottom-style </text:span><text:span text:style-name="T111">e </text:span><text:span text:style-name="T110">border-bottom-color: </text:span></text:p>
      <text:p text:style-name="P29"><text:span text:style-name="T110"><text:s text:c="5"/></text:span><text:span text:style-name="T73">elemento.style.borderBottom = “ “ </text:span></text:p>
      <text:p text:style-name="P26"><text:s text:c="5"/></text:p>
      <text:p text:style-name="P30"><text:s text:c="5"/><text:span text:style-name="T26">borderBottomColor –</text:span><text:span text:style-name="T152"> Define a cor da borda inferior de um elemento, </text:span></text:p>
      <text:p text:style-name="P76"><text:s text:c="5"/>pode receber os valores transparent, cor, initial e inherit: </text:p>
      <text:p text:style-name="P30"><text:span text:style-name="T152"><text:s text:c="5"/></text:span><text:span text:style-name="T74">elemento.style.borderBottomColor = “ “ </text:span></text:p>
      <text:p text:style-name="P26"><text:s text:c="5"/></text:p>
      <text:p text:style-name="P31"><text:s text:c="5"/><text:span text:style-name="T27">borderBottomLeftRadius –</text:span><text:span text:style-name="T153"> Define a forma da borda do canto inferior </text:span></text:p>
      <text:p text:style-name="P31"><text:span text:style-name="T153"><text:s text:c="5"/>esquerdo: </text:span><text:span text:style-name="T75">elemento.style.borderBottomLeftRadius = “ “ </text:span></text:p>
      <text:p text:style-name="P26"><text:s text:c="5"/></text:p>
      <text:p text:style-name="P32"><text:s text:c="5"/><text:span text:style-name="T28">borderBottomRightRadius –</text:span><text:span text:style-name="T154"> Define a forma da borda do canto inferior </text:span></text:p>
      <text:p text:style-name="P32"><text:span text:style-name="T154"><text:s text:c="5"/>direito: </text:span><text:span text:style-name="T76">elemento.style.borderBottomRightRadius = “ “ </text:span></text:p>
      <text:p text:style-name="P26"><text:s text:c="5"/></text:p>
      <text:p text:style-name="P35"><text:s text:c="5"/><text:span text:style-name="T28">borderBottomStyle –</text:span><text:span text:style-name="T154"> </text:span><text:span text:style-name="T155">Define o estilo da borda inferior de um elemento, </text:span></text:p>
      <text:p text:style-name="P77"><text:s text:c="5"/>pode receber os valores none, hidden, dotted, dashed, solid, double, </text:p>
      <text:p text:style-name="P35"><text:span text:style-name="T159"><text:s text:c="5"/>groove, ridge, inset e outset</text:span><text:span text:style-name="T155">: </text:span><text:span text:style-name="T77">elemento.style.borderBottomStyle = “ “ </text:span></text:p>
      <text:p text:style-name="P33"><text:soft-page-break/><text:s text:c="5"/><text:span text:style-name="T29">borderBottomWidth –</text:span><text:span text:style-name="T156"> Define a largura da borda inferior de um </text:span></text:p>
      <text:p text:style-name="P33"><text:span text:style-name="T156"><text:s text:c="5"/>elemento: </text:span><text:span text:style-name="T78">elemento.style.borderBottomWidth = “ “ </text:span></text:p>
      <text:p text:style-name="P33"><text:s text:c="10"/></text:p>
      <text:p text:style-name="P34"><text:s text:c="5"/><text:span text:style-name="T30">borderCollapse –</text:span><text:span text:style-name="T157"> </text:span><text:span text:style-name="T158">Define se a borda da tabela deve ser recolhida em uma </text:span></text:p>
      <text:p text:style-name="P78"><text:s text:c="5"/>única borda ou não, pode receber os valores separate, collapse, initial e </text:p>
      <text:p text:style-name="P34"><text:span text:style-name="T158"><text:s text:c="5"/>inherit: </text:span><text:span text:style-name="T79">elemento.style.borderCollapse = “ “ </text:span></text:p>
      <text:p text:style-name="P33"><text:s text:c="5"/></text:p>
      <text:p text:style-name="P36"><text:s text:c="5"/><text:span text:style-name="T31">borderColor –</text:span><text:span text:style-name="T159"> </text:span><text:span text:style-name="T160">É um shorthand que define as configurações de cor de </text:span></text:p>
      <text:p text:style-name="P79"><text:s text:c="5"/>todas as bordas, abrevia a borda superior, da direita, inferior e </text:p>
      <text:p text:style-name="P36"><text:span text:style-name="T160"><text:s text:c="5"/>da esquerda: </text:span><text:span text:style-name="T80">elemento.style.borderColor = “ “ </text:span></text:p>
      <text:p text:style-name="P33"><text:s text:c="5"/></text:p>
      <text:p text:style-name="P37"><text:s text:c="5"/><text:span text:style-name="T32">borderImage –</text:span><text:span text:style-name="T161"> </text:span><text:span text:style-name="T162">É um shorthand que define </text:span><text:span text:style-name="T163">as configurações da imagem </text:span></text:p>
      <text:p text:style-name="P37"><text:span text:style-name="T163"><text:s text:c="5"/>de fundo da borda, </text:span><text:span text:style-name="T164">ele abrevia as propriedades borderImageSource, </text:span></text:p>
      <text:p text:style-name="P80"><text:s text:c="5"/>borderImageSlice, borderImageWidth, borderImageOutset e </text:p>
      <text:p text:style-name="P37"><text:span text:style-name="T164"><text:s text:c="5"/>borderImageRepeat: </text:span><text:span text:style-name="T81">elemento.style.borderImage = “ “ </text:span></text:p>
      <text:p text:style-name="P33"><text:s text:c="5"/></text:p>
      <text:p text:style-name="P38"><text:s text:c="5"/><text:span text:style-name="T33">borderImageOutset –</text:span><text:span text:style-name="T165"> </text:span><text:span text:style-name="T166">Define </text:span><text:span text:style-name="T167">a distancia da imagem da borda em relação </text:span></text:p>
      <text:p text:style-name="P81"><text:s text:c="5"/>a um elemento, ou seja, quanto a imagem da borda vai ficar distante do </text:p>
      <text:p text:style-name="P38"><text:span text:style-name="T167"><text:s text:c="5"/>elemento: </text:span><text:span text:style-name="T82">elemento.style.borderImageOutset = “ “ </text:span></text:p>
      <text:p text:style-name="P33"><text:s text:c="5"/></text:p>
      <text:p text:style-name="P39"><text:s text:c="5"/><text:span text:style-name="T34">borderImageRepeat –</text:span><text:span text:style-name="T168"> </text:span><text:span text:style-name="T169">Define se a borda da imagem deve ser repetida, </text:span></text:p>
      <text:p text:style-name="P82"><text:s text:c="5"/>arredondada ou esticada, pode receber os valores stretch, repeat, round </text:p>
      <text:p text:style-name="P39"><text:span text:style-name="T169"><text:s text:c="5"/>e space: </text:span><text:span text:style-name="T83">elemento.style.borderImageRepeat = “ “ </text:span></text:p>
      <text:p text:style-name="P33"><text:s text:c="5"/></text:p>
      <text:p text:style-name="P40"><text:s text:c="5"/><text:span text:style-name="T35">borderImageSlice –</text:span><text:span text:style-name="T170"> </text:span><text:span text:style-name="T171">Controla o deslocamento da borda da imagem, </text:span></text:p>
      <text:p text:style-name="P40"><text:span text:style-name="T171"><text:s text:c="5"/>especificando </text:span><text:span text:style-name="T173">ela</text:span><text:span text:style-name="T171"> </text:span><text:span text:style-name="T172">por regiões: </text:span><text:span text:style-name="T84">elemento.style.borderImageSlice = “ “ </text:span></text:p>
      <text:p text:style-name="P33"><text:s text:c="5"/></text:p>
      <text:p text:style-name="P41"><text:s text:c="5"/><text:span text:style-name="T36">borderImageSource –</text:span><text:span text:style-name="T174"> Define a imagem usada como borda: </text:span></text:p>
      <text:p text:style-name="P41"><text:span text:style-name="T112"><text:s text:c="5"/></text:span><text:span text:style-name="T85">elemento.style.borderImageSource = “url( <text:s/>)” </text:span></text:p>
      <text:p text:style-name="P33"><text:s text:c="5"/></text:p>
      <text:p text:style-name="P42"><text:soft-page-break/><text:s text:c="5"/><text:span text:style-name="T36">borderImageWidth –</text:span><text:span text:style-name="T174"> </text:span><text:span text:style-name="T175">Define a largura da borda da imagem: <text:s/></text:span></text:p>
      <text:p text:style-name="P42"><text:span text:style-name="T113"><text:s text:c="5"/></text:span><text:span text:style-name="T86">elemento.style.borderImageWidth = “ “ </text:span></text:p>
      <text:p text:style-name="P33"><text:s text:c="5"/></text:p>
      <text:p text:style-name="P43"><text:s text:c="5"/><text:span text:style-name="T37">borderLeft –</text:span><text:span text:style-name="T176"> </text:span><text:span text:style-name="T177">É um shorthand que define as configurações da borda </text:span></text:p>
      <text:p text:style-name="P83"><text:s text:c="5"/>esquerda, abrevia as propriedades border-left-width, border-left-style e </text:p>
      <text:p text:style-name="P43"><text:span text:style-name="T177"><text:s text:c="5"/>border-left-color: </text:span><text:span text:style-name="T87">elemento.style.borderLeft = “ “ </text:span></text:p>
      <text:p text:style-name="P33"><text:s text:c="5"/></text:p>
      <text:p text:style-name="P44"><text:s text:c="5"/><text:span text:style-name="T38">borderLeftColor –</text:span><text:span text:style-name="T178"> Define a cor da borda esquerda de um elemento: </text:span></text:p>
      <text:p text:style-name="P44"><text:span text:style-name="T178"><text:s text:c="5"/></text:span><text:span text:style-name="T88">elemento.style.borderLeftColor = “ “ </text:span></text:p>
      <text:p text:style-name="P43"><text:s text:c="5"/></text:p>
      <text:p text:style-name="P45"><text:s text:c="5"/><text:span text:style-name="T38">borderLeftStyle –</text:span><text:span text:style-name="T178"> </text:span><text:span text:style-name="T179">Define o estilo da borda esquerda de um elemento, </text:span></text:p>
      <text:p text:style-name="P84"><text:s text:c="5"/>pode receber os valores none, hidden, dotted, dashed, solid, double, </text:p>
      <text:p text:style-name="P45"><text:span text:style-name="T179"><text:s text:c="5"/>groove, ridge, inset e outset: </text:span><text:span text:style-name="T89">elemento.style.borderLeftStyle = “ “ </text:span></text:p>
      <text:p text:style-name="P33"><text:s text:c="5"/></text:p>
      <text:p text:style-name="P45"><text:s text:c="5"/><text:span text:style-name="T39">borderLeftWidth –</text:span><text:span text:style-name="T179"> Define a largura da borda esquerda de um elemento: </text:span></text:p>
      <text:p text:style-name="P45"><text:span text:style-name="T179"><text:s text:c="5"/></text:span><text:span text:style-name="T89">elemento.style.borderLeftWidth = “ “ </text:span></text:p>
      <text:p text:style-name="P33"><text:s text:c="5"/></text:p>
      <text:p text:style-name="P46"><text:s text:c="5"/><text:span text:style-name="T39">borderRadius –</text:span><text:span text:style-name="T179"> É um shorthand que define as configurações </text:span><text:span text:style-name="T180">de </text:span></text:p>
      <text:p text:style-name="P85"><text:s text:c="5"/>arredondamento da borda de um elemento, abrevia as propriedades </text:p>
      <text:p text:style-name="P85"><text:s text:c="5"/>borderTopLeftRadius, borderTopRightRadius, borderBottomRightRadius </text:p>
      <text:p text:style-name="P46"><text:span text:style-name="T180"><text:s text:c="5"/>e borderBottomLeftRadius: </text:span><text:span text:style-name="T90">elemento.style.borderRadius = “ “ </text:span></text:p>
      <text:p text:style-name="P33"><text:s text:c="5"/></text:p>
      <text:p text:style-name="P47"><text:s text:c="5"/><text:span text:style-name="T40">borderRight –</text:span><text:span text:style-name="T181"> É um shorthand que define as configurações da borda </text:span></text:p>
      <text:p text:style-name="P48"><text:span text:style-name="T181"><text:s text:c="5"/>direita, abrevia as propriedades </text:span><text:span text:style-name="T182">border-right-width, border-right-style e </text:span></text:p>
      <text:p text:style-name="P48"><text:span text:style-name="T182"><text:s text:c="5"/>border-right-color: </text:span><text:span text:style-name="T91">elemento.style.borderRight = “ “ </text:span></text:p>
      <text:p text:style-name="P33"><text:s text:c="5"/></text:p>
      <text:p text:style-name="P49"><text:s text:c="5"/><text:span text:style-name="T41">borderRightColor –</text:span><text:span text:style-name="T182"> </text:span><text:span text:style-name="T183">Define a cor da borda direita de um elemento: <text:s/></text:span></text:p>
      <text:p text:style-name="P49"><text:span text:style-name="T183"><text:s text:c="5"/></text:span><text:span text:style-name="T92">elemento.style.borderRightColor = “ “ </text:span></text:p>
      <text:p text:style-name="P33"><text:s text:c="5"/></text:p>
      <text:p text:style-name="P50"><text:s text:c="4"/></text:p>
      <text:p text:style-name="P50"><text:soft-page-break/><text:span text:style-name="T42"><text:s text:c="5"/>borderRightStyle –</text:span><text:span text:style-name="T184"> </text:span><text:span text:style-name="T185">Define o estilo da borda direita de um elemento: <text:s/></text:span></text:p>
      <text:p text:style-name="P50"><text:s text:c="5"/><text:span text:style-name="T93">elemento.style.borderRightStyle = “ “ </text:span></text:p>
      <text:p text:style-name="P33"><text:s text:c="5"/></text:p>
      <text:p text:style-name="P87"><text:s text:c="5"/><text:span text:style-name="T43">borderRightWidth –</text:span><text:span text:style-name="T185"> </text:span><text:span text:style-name="T186">Define a largura da borda direita de um elemento: </text:span></text:p>
      <text:p text:style-name="P87"><text:span text:style-name="T186"><text:s text:c="5"/></text:span><text:span text:style-name="T95">elemento.style.borderRightWidth = “ “ </text:span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5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 text:c="6"/></text:p>
      <text:p text:style-name="P50"><text:soft-page-break/><text:s text:c="6"/></text:p>
      <text:p text:style-name="P50"><text:s text:c="6"/></text:p>
      <text:p text:style-name="P70"><text:s text:c="6"/></text:p>
      <text:p text:style-name="P50"><text:s text:c="12"/></text:p>
      <text:p text:style-name="P50"><text:s text:c="12"/></text:p>
      <text:p text:style-name="P50"><text:s text:c="12"/></text:p>
      <text:p text:style-name="P50"><text:s text:c="12"/></text:p>
      <text:p text:style-name="P50"><text:s text:c="12"/></text:p>
      <text:p text:style-name="P26"><text:s text:c="5"/></text:p>
      <text:p text:style-name="P32"><text:s text:c="5"/><text:span text:style-name="T25">borderBlock –</text:span><text:span text:style-name="T149"> </text:span><text:span text:style-name="T150">É um shorthand que define configurações de borda </text:span><text:span text:style-name="T151">fisica</text:span></text:p>
      <text:p text:style-name="P86"><text:s text:c="5"/>de um elemento, ele abrevia as propriedades border-block-color, border-</text:p>
      <text:p text:style-name="P32"><text:span text:style-name="T150"><text:s text:c="5"/>block-style e border-block-width: </text:span><text:span text:style-name="T72">elemento.style.borderBlock = “ “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05:09.150139258</meta:creation-date>
    <dc:date>2023-02-14T18:02:43.401129807</dc:date>
    <meta:editing-duration>PT16H29M16S</meta:editing-duration>
    <meta:editing-cycles>60</meta:editing-cycles>
    <meta:generator>LibreOffice/7.0.4.2$Linux_X86_64 LibreOffice_project/00$Build-2</meta:generator>
    <meta:document-statistic meta:table-count="0" meta:image-count="0" meta:object-count="0" meta:page-count="10" meta:paragraph-count="249" meta:word-count="1250" meta:character-count="10959" meta:non-whitespace-character-count="8335"/>
  </office:meta>
</office:document-meta>
</file>